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46d8" officeooo:paragraph-rsid="000d46d8"/>
    </style:style>
    <style:style style:name="P2" style:family="paragraph" style:parent-style-name="Standard">
      <style:paragraph-properties fo:text-align="center" style:justify-single-word="false"/>
      <style:text-properties officeooo:rsid="000d46d8" officeooo:paragraph-rsid="000d46d8"/>
    </style:style>
    <style:style style:name="P3" style:family="paragraph" style:parent-style-name="Standard">
      <style:text-properties officeooo:rsid="000d46d8" officeooo:paragraph-rsid="000f07ca"/>
    </style:style>
    <style:style style:name="P4" style:family="paragraph" style:parent-style-name="Standard">
      <style:text-properties officeooo:rsid="000d46d8" officeooo:paragraph-rsid="0010d21f"/>
    </style:style>
    <style:style style:name="P5" style:family="paragraph" style:parent-style-name="Standard">
      <style:text-properties fo:font-style="italic" officeooo:rsid="000f07ca" officeooo:paragraph-rsid="000f07ca" style:font-style-asian="italic" style:font-style-complex="italic"/>
    </style:style>
    <style:style style:name="P6" style:family="paragraph" style:parent-style-name="Standard">
      <style:text-properties officeooo:rsid="000f7efd" officeooo:paragraph-rsid="000f7efd"/>
    </style:style>
    <style:style style:name="P7" style:family="paragraph" style:parent-style-name="Standard">
      <style:text-properties officeooo:rsid="0010d21f" officeooo:paragraph-rsid="0010d21f"/>
    </style:style>
    <style:style style:name="T1" style:family="text">
      <style:text-properties officeooo:rsid="000d46d8"/>
    </style:style>
    <style:style style:name="T2" style:family="text">
      <style:text-properties officeooo:rsid="000f07ca"/>
    </style:style>
    <style:style style:name="T3" style:family="text">
      <style:text-properties officeooo:rsid="0010d21f"/>
    </style:style>
    <style:style style:name="T4" style:family="text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irectional Set Products</text:p>
      <text:p text:style-name="P2">by Sven Nilsen, 2020</text:p>
      <text:p text:style-name="P1"/>
      <text:p text:style-name="P5">In this paper I introduce product rules for Directional Set Algebra.</text:p>
      <text:p text:style-name="P1"/>
      <text:p text:style-name="P1">In Directional Set Algebra, <text:span text:style-name="T2">t</text:span>he product rules are the following:</text:p>
      <text:p text:style-name="P3"/>
      <text:p text:style-name="P3"><text:tab/><text:span text:style-name="T2">x </text:span>· <text:span text:style-name="T2">(y </text:span>· <text:span text:style-name="T2">z) = (x </text:span>· <text:span text:style-name="T2">y) </text:span>· <text:span text:style-name="T2">z<text:tab/><text:tab/><text:tab/>Associative</text:span></text:p>
      <text:p text:style-name="P3"/>
      <text:p text:style-name="P3"><text:tab/><text:span text:style-name="T2">x</text:span> · <text:span text:style-name="T2">z</text:span> + <text:span text:style-name="T2">y</text:span> · <text:span text:style-name="T2">z</text:span> = <text:span text:style-name="T2">(x + y)</text:span> · <text:span text:style-name="T2">z</text:span><text:tab/><text:tab/><text:span text:style-name="T2">Distributive</text:span></text:p>
      <text:p text:style-name="P3"/>
      <text:p text:style-name="P3"><text:tab/><text:span text:style-name="T2">x </text:span>· <text:span text:style-name="T2">y &lt;</text:span>¬<text:span text:style-name="T2">=&gt; y </text:span>· <text:span text:style-name="T2">x<text:tab/><text:tab/><text:tab/>Non-commutative</text:span></text:p>
      <text:p text:style-name="P1"/>
      <text:p text:style-name="P7">The semantics of this product is similar to a Cartesian product.</text:p>
      <text:p text:style-name="P1"/>
      <text:p text:style-name="P6"><text:span text:style-name="T3">The complement</text:span> follows from these rules:</text:p>
      <text:p text:style-name="P6"/>
      <text:p text:style-name="P6"><text:tab/> <text:span text:style-name="T1">x · y + x · ¬y </text:span>= x <text:span text:style-name="T1">· </text:span>1</text:p>
      <text:p text:style-name="P6"/>
      <text:p text:style-name="P6">Proof:</text:p>
      <text:p text:style-name="P6"/>
      <text:p text:style-name="P6"><text:tab/><text:span text:style-name="T1">x · y + x · ¬y</text:span></text:p>
      <text:p text:style-name="P6"><text:tab/>x <text:span text:style-name="T1">· </text:span>(y + <text:span text:style-name="T1">¬y</text:span>)</text:p>
      <text:p text:style-name="P6"><text:tab/>x <text:span text:style-name="T1">· </text:span>(y + 1 – y)</text:p>
      <text:p text:style-name="P6"><text:tab/>x <text:span text:style-name="T1">· </text:span>(y – y + 1)</text:p>
      <text:p text:style-name="P6"><text:tab/>x <text:span text:style-name="T1">· </text:span>(0 + 1)</text:p>
      <text:p text:style-name="P6"><text:tab/>x <text:span text:style-name="T1">· </text:span>1</text:p>
      <text:p text:style-name="P1"/>
      <text:p text:style-name="P1">For example:</text:p>
      <text:p text:style-name="P1"/>
      <text:p text:style-name="P1"><text:span text:style-name="T4">∵</text:span><text:tab/><text:span text:style-name="T2">0 + 1 = ?<text:tab/><text:tab/>Top is `?`, no bottom</text:span></text:p>
      <text:p text:style-name="P1"/>
      <text:p text:style-name="P4"><text:span text:style-name="T4">∴</text:span><text:tab/>0 · 0 + 0 · 1 + 1 · 0 + 1 · 1 = 0 · ? + 1 · ? = ? · ?</text:p>
      <text:p text:style-name="P1"/>
      <text:p text:style-name="P7">One can use this in a short hand notation to create grammars for binary numbers:</text:p>
      <text:p text:style-name="P1"/>
      <text:p text:style-name="P7"><text:tab/>000 + 001 + 010 + 011 + 100 + 101 + 110 + 111</text:p>
      <text:p text:style-name="P7"><text:tab/>00? + 01? + 10? + 11?</text:p>
      <text:p text:style-name="P7"><text:tab/>0?? + 1??</text:p>
      <text:p text:style-name="P7"><text:tab/>???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22:00:47.838044000</meta:creation-date>
    <dc:date>2020-03-29T22:43:57.752978000</dc:date>
    <meta:editing-duration>PT1M51S</meta:editing-duration>
    <meta:editing-cycles>1</meta:editing-cycles>
    <meta:document-statistic meta:table-count="0" meta:image-count="0" meta:object-count="0" meta:page-count="1" meta:paragraph-count="25" meta:word-count="205" meta:character-count="768" meta:non-whitespace-character-count="565"/>
    <meta:generator>LibreOffice/5.1.2.2$MacOSX_X86_64 LibreOffice_project/d3bf12ecb743fc0d20e0be0c58ca359301eb705f</meta:generator>
  </office:meta>
</office:document-meta>
</file>